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nder API</text:p>
      <text:p text:style-name="P1"/>
      <text:p text:style-name="P1">Communications, Training, Analysis Corporation</text:p>
      <text:p text:style-name="P1"/>
      <text:p text:style-name="P1">Draft 0.1</text:p>
      <text:p text:style-name="P1"/>
      <text:p text:style-name="Standard"/>
      <text:p text:style-name="P4"/>
      <text:p text:style-name="P3">OVERVIEW</text:p>
      <text:p text:style-name="Standard"/>
      <text:p text:style-name="Standard">The Finder API (API) accepts an XML (application/xml) request via a post and returns an XML as a response. <text:s/>All requests to the API are currently stateless.</text:p>
      <text:p text:style-name="Standard"/>
      <text:p text:style-name="Standard">There are two sets of data available via the API:</text:p>
      <text:p text:style-name="Standard"/>
      <text:p text:style-name="Standard"><text:span text:style-name="T1">Public Options</text:span>: <text:s/>Accepts a set of criteria related to audience and situation and returns a set of public options that may be available.</text:p>
      <text:p text:style-name="Standard"/>
      <text:p text:style-name="Standard"><text:span text:style-name="T1">Private Options</text:span>: Accepts location, plan effective date, and number of family members or employees and returns a list of plans or products that are available for the request details. <text:s/>This portions of the API can also be used to get specific details of plans or products.</text:p>
      <text:p text:style-name="Standard"/>
      <text:p text:style-name="Standard">Please see the finder_api.xsd for request and response structure.</text:p>
      <text:p text:style-name="Standard"/>
      <text:p text:style-name="Standard"/>
      <text:p text:style-name="P4">How to use the API:</text:p>
      <text:p text:style-name="Standard"/>
      <text:p text:style-name="Standard"><text:span text:style-name="T1">Public Options</text:span>:</text:p>
      <text:p text:style-name="Standard"/>
      <text:p text:style-name="Standard">When a request is sent to the API all the qualifying options are returned. <text:s/>The options are ordered based on a relevance set by CMS/CCIIO. <text:s/>Options that are more relevant will occur first.</text:p>
      <text:p text:style-name="Standard"/>
      <text:p text:style-name="Standard">All Public Options will be be returned from a single request eliminating the need to make multiple requests </text:p>
      <text:p text:style-name="Standard"/>
      <text:p text:style-name="Standard">Most of the Public Options returned will contain all the information needed for display to end users. <text:s/>There are a few exceptions (CHIP, Medicaid, Highrisk, Territories). <text:s/>We are currently working to re-factor the XSD to make this response more uniform for all options.</text:p>
      <text:p text:style-name="Standard"/>
      <text:p text:style-name="Standard"><text:span text:style-name="T1">Private Options</text:span>: </text:p>
      <text:p text:style-name="Standard"/>
      <text:p text:style-name="Standard">There are five possible request/result types: <text:s/></text:p>
      <text:p text:style-name="Standard"/>
      <text:list xml:id="list1553442727" text:style-name="L1">
        <text:list-item>
          <text:p text:style-name="P5"><text:span text:style-name="T1">GetCountiesForPostalcode</text:span>: <text:s/>This request is used to get valid counties in a postal code. <text:s/>Some counties and postal codes cross state lines. <text:s/>Since plans are offered based on county and state, this service offers a way to get valid combinations based on postal code.</text:p>
        </text:list-item>
        <text:list-item>
          <text:p text:style-name="P5"><text:span text:style-name="T1">PlansForIndividualOrFamily</text:span>: <text:s/>This request will return a list of plans based on census data, location, and effective date. <text:s/>Results can be filtered, sorted and paginated.</text:p>
        </text:list-item>
        <text:list-item>
          <text:p text:style-name="P5"><text:span text:style-name="T1">PlanDetailsForIndividualOrFamily</text:span>: This request will return a single plan based on census data, location, and effective date and plan id.</text:p>
        </text:list-item>
        <text:list-item>
          <text:p text:style-name="P5"><text:span text:style-name="T1">ProductsForSmallGroup</text:span>: This request will return a list of products based on number of employees, location and effective date. <text:s/>Results can be filtered, sorted and paginated.</text:p>
        </text:list-item>
        <text:list-item>
          <text:p text:style-name="P5"><text:span text:style-name="T1">ProductDetailsForSmallGroup</text:span>: This request will return a single product based on product id.</text:p>
        </text:list-item>
      </text:list>
      <text:p text:style-name="Standard"/>
      <text:p text:style-name="Standard">Notes:</text:p>
      <text:p text:style-name="Standard"/>
      <text:p text:style-name="Standard">Effective dates must be a date in the future.</text:p>
      <text:p text:style-name="Standard"/>
      <text:p text:style-name="Standard">Locations consist of a state, county and zip cod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iller</meta:initial-creator>
    <meta:creation-date>2012-02-05T17:55:05</meta:creation-date>
    <dc:date>2012-02-07T16:52:15</dc:date>
    <dc:creator>CTAC </dc:creator>
    <meta:editing-duration>P1DT7H37M45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3" meta:paragraph-count="24" meta:word-count="380" meta:character-count="2350"/>
  </office:meta>
</office:document-meta>
</file>